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svg:stroke-color="#0000cc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2" style:family="graphic" style:parent-style-name="objectwithoutfill">
      <style:graphic-properties svg:stroke-width="0.076cm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3" style:family="graphic" style:parent-style-name="objectwithoutfill">
      <style:graphic-properties draw:stroke="dash" draw:stroke-dash="Line_20_Style_20_9" svg:stroke-width="0.076cm" svg:stroke-color="#cc0000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99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25cm" svg:stroke-color="#009900" draw:marker-start-width="0.266cm" draw:marker-end-width="0.266cm" draw:fill="solid" draw:fill-color="#ffffff" fo:min-height="0.762cm" fo:padding-top="0.137cm" fo:padding-bottom="0.137cm" fo:padding-left="0.262cm" fo:padding-right="0.262cm"/>
    </style:style>
    <style:style style:name="gr7" style:family="graphic" style:parent-style-name="standard">
      <style:graphic-properties svg:stroke-width="0.051cm" svg:stroke-color="#0000c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25cm" svg:stroke-color="#0000cc" draw:marker-start-width="0.266cm" draw:marker-end-width="0.266cm" draw:fill="solid" draw:fill-color="#ffffff" fo:min-height="0.762cm" fo:padding-top="0.137cm" fo:padding-bottom="0.137cm" fo:padding-left="0.262cm" fo:padding-right="0.26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solid" svg:stroke-width="0.025cm" svg:stroke-color="#0000cc" draw:marker-start-width="0.266cm" draw:marker-end-width="0.266cm" draw:fill="solid" draw:fill-color="#ffffff" fo:min-height="2.647cm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76cm" svg:stroke-color="#ff3333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15" style:family="graphic" style:parent-style-name="objectwithoutfill">
      <style:graphic-properties draw:stroke="dash" draw:stroke-dash="Fine_20_Dashed" svg:stroke-width="0.076cm" svg:stroke-color="#0000cc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16" style:family="graphic" style:parent-style-name="standard">
      <style:graphic-properties draw:fill="solid" draw:fill-color="#0000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508cm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429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14pt" style:font-size-asian="14pt" style:font-size-complex="14pt"/>
    </style:style>
    <style:style style:name="P3" style:family="paragraph">
      <style:paragraph-properties fo:text-align="center"/>
      <style:text-properties fo:color="#0000cc"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color="#0000cc" fo:font-size="14pt" style:font-size-asian="14pt" style:font-size-complex="14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color="#009900" fo:font-size="14pt" style:font-size-asian="14pt" style:font-size-complex="14pt"/>
    </style:style>
    <style:style style:name="T2" style:family="text">
      <style:text-properties fo:color="#0000cc"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989cm" svg:y1="2.54cm" svg:x2="0.989cm" svg:y2="2.921cm">
            <text:p/>
          </draw:line>
          <draw:line draw:style-name="gr1" draw:text-style-name="P1" draw:layer="layout" svg:x1="0.989cm" svg:y1="2.921cm" svg:x2="2.132cm" svg:y2="2.921cm">
            <text:p/>
          </draw:line>
          <draw:line draw:style-name="gr1" draw:text-style-name="P1" draw:layer="layout" svg:x1="2.132cm" svg:y1="2.54cm" svg:x2="2.132cm" svg:y2="2.921cm">
            <text:p/>
          </draw:line>
        </draw:g>
        <draw:g>
          <draw:line draw:style-name="gr1" draw:text-style-name="P1" draw:layer="layout" svg:x1="1.79cm" svg:y1="3.141cm" svg:x2="1.79cm" svg:y2="3.522cm">
            <text:p/>
          </draw:line>
          <draw:line draw:style-name="gr1" draw:text-style-name="P1" draw:layer="layout" svg:x1="1.79cm" svg:y1="3.522cm" svg:x2="2.933cm" svg:y2="3.522cm">
            <text:p/>
          </draw:line>
          <draw:line draw:style-name="gr1" draw:text-style-name="P1" draw:layer="layout" svg:x1="2.933cm" svg:y1="3.141cm" svg:x2="2.933cm" svg:y2="3.522cm">
            <text:p/>
          </draw:line>
        </draw:g>
        <draw:g>
          <draw:line draw:style-name="gr1" draw:text-style-name="P1" draw:layer="layout" svg:x1="2.29cm" svg:y1="2.041cm" svg:x2="2.29cm" svg:y2="2.422cm">
            <text:p/>
          </draw:line>
          <draw:line draw:style-name="gr1" draw:text-style-name="P1" draw:layer="layout" svg:x1="2.29cm" svg:y1="2.422cm" svg:x2="3.433cm" svg:y2="2.422cm">
            <text:p/>
          </draw:line>
          <draw:line draw:style-name="gr1" draw:text-style-name="P1" draw:layer="layout" svg:x1="3.433cm" svg:y1="2.041cm" svg:x2="3.433cm" svg:y2="2.422cm">
            <text:p/>
          </draw:line>
        </draw:g>
        <draw:g>
          <draw:line draw:style-name="gr1" draw:text-style-name="P1" draw:layer="layout" svg:x1="2.79cm" svg:y1="2.541cm" svg:x2="2.79cm" svg:y2="2.922cm">
            <text:p/>
          </draw:line>
          <draw:line draw:style-name="gr1" draw:text-style-name="P1" draw:layer="layout" svg:x1="2.79cm" svg:y1="2.922cm" svg:x2="3.933cm" svg:y2="2.922cm">
            <text:p/>
          </draw:line>
          <draw:line draw:style-name="gr1" draw:text-style-name="P1" draw:layer="layout" svg:x1="3.933cm" svg:y1="2.541cm" svg:x2="3.933cm" svg:y2="2.922cm">
            <text:p/>
          </draw:line>
        </draw:g>
        <draw:g>
          <draw:line draw:style-name="gr1" draw:text-style-name="P1" draw:layer="layout" svg:x1="3.19cm" svg:y1="3.141cm" svg:x2="3.19cm" svg:y2="3.522cm">
            <text:p/>
          </draw:line>
          <draw:line draw:style-name="gr1" draw:text-style-name="P1" draw:layer="layout" svg:x1="3.19cm" svg:y1="3.522cm" svg:x2="4.333cm" svg:y2="3.522cm">
            <text:p/>
          </draw:line>
          <draw:line draw:style-name="gr1" draw:text-style-name="P1" draw:layer="layout" svg:x1="4.333cm" svg:y1="3.141cm" svg:x2="4.333cm" svg:y2="3.522cm">
            <text:p/>
          </draw:line>
        </draw:g>
        <draw:g>
          <draw:line draw:style-name="gr2" draw:text-style-name="P1" draw:layer="layout" svg:x1="4.49cm" svg:y1="2.541cm" svg:x2="4.49cm" svg:y2="2.922cm">
            <text:p/>
          </draw:line>
          <draw:line draw:style-name="gr2" draw:text-style-name="P1" draw:layer="layout" svg:x1="4.49cm" svg:y1="2.922cm" svg:x2="5.633cm" svg:y2="2.922cm">
            <text:p/>
          </draw:line>
          <draw:line draw:style-name="gr2" draw:text-style-name="P1" draw:layer="layout" svg:x1="5.633cm" svg:y1="2.541cm" svg:x2="5.633cm" svg:y2="2.922cm">
            <text:p/>
          </draw:line>
        </draw:g>
        <draw:g>
          <draw:line draw:style-name="gr2" draw:text-style-name="P1" draw:layer="layout" svg:x1="5.99cm" svg:y1="2.541cm" svg:x2="5.99cm" svg:y2="2.922cm">
            <text:p/>
          </draw:line>
          <draw:line draw:style-name="gr2" draw:text-style-name="P1" draw:layer="layout" svg:x1="5.99cm" svg:y1="2.922cm" svg:x2="7.133cm" svg:y2="2.922cm">
            <text:p/>
          </draw:line>
          <draw:line draw:style-name="gr2" draw:text-style-name="P1" draw:layer="layout" svg:x1="7.133cm" svg:y1="2.541cm" svg:x2="7.133cm" svg:y2="2.922cm">
            <text:p/>
          </draw:line>
        </draw:g>
        <draw:g>
          <draw:line draw:style-name="gr2" draw:text-style-name="P1" draw:layer="layout" svg:x1="3.691cm" svg:y1="2.042cm" svg:x2="3.691cm" svg:y2="2.423cm">
            <text:p/>
          </draw:line>
          <draw:line draw:style-name="gr2" draw:text-style-name="P1" draw:layer="layout" svg:x1="3.691cm" svg:y1="2.423cm" svg:x2="4.834cm" svg:y2="2.423cm">
            <text:p/>
          </draw:line>
          <draw:line draw:style-name="gr2" draw:text-style-name="P1" draw:layer="layout" svg:x1="4.834cm" svg:y1="2.042cm" svg:x2="4.834cm" svg:y2="2.423cm">
            <text:p/>
          </draw:line>
        </draw:g>
        <draw:g>
          <draw:line draw:style-name="gr2" draw:text-style-name="P1" draw:layer="layout" svg:x1="7.391cm" svg:y1="2.542cm" svg:x2="7.391cm" svg:y2="2.923cm">
            <text:p/>
          </draw:line>
          <draw:line draw:style-name="gr2" draw:text-style-name="P1" draw:layer="layout" svg:x1="7.391cm" svg:y1="2.923cm" svg:x2="8.534cm" svg:y2="2.923cm">
            <text:p/>
          </draw:line>
          <draw:line draw:style-name="gr2" draw:text-style-name="P1" draw:layer="layout" svg:x1="8.534cm" svg:y1="2.542cm" svg:x2="8.534cm" svg:y2="2.923cm">
            <text:p/>
          </draw:line>
        </draw:g>
        <draw:g>
          <draw:line draw:style-name="gr2" draw:text-style-name="P1" draw:layer="layout" svg:x1="8.891cm" svg:y1="2.542cm" svg:x2="8.891cm" svg:y2="2.923cm">
            <text:p/>
          </draw:line>
          <draw:line draw:style-name="gr2" draw:text-style-name="P1" draw:layer="layout" svg:x1="8.891cm" svg:y1="2.923cm" svg:x2="10.034cm" svg:y2="2.923cm">
            <text:p/>
          </draw:line>
          <draw:line draw:style-name="gr2" draw:text-style-name="P1" draw:layer="layout" svg:x1="10.034cm" svg:y1="2.542cm" svg:x2="10.034cm" svg:y2="2.923cm">
            <text:p/>
          </draw:line>
        </draw:g>
        <draw:g>
          <draw:line draw:style-name="gr2" draw:text-style-name="P1" draw:layer="layout" svg:x1="5.291cm" svg:y1="3.142cm" svg:x2="5.291cm" svg:y2="3.523cm">
            <text:p/>
          </draw:line>
          <draw:line draw:style-name="gr2" draw:text-style-name="P1" draw:layer="layout" svg:x1="5.291cm" svg:y1="3.523cm" svg:x2="6.434cm" svg:y2="3.523cm">
            <text:p/>
          </draw:line>
          <draw:line draw:style-name="gr2" draw:text-style-name="P1" draw:layer="layout" svg:x1="6.434cm" svg:y1="3.142cm" svg:x2="6.434cm" svg:y2="3.523cm">
            <text:p/>
          </draw:line>
        </draw:g>
        <draw:g>
          <draw:line draw:style-name="gr2" draw:text-style-name="P1" draw:layer="layout" svg:x1="6.691cm" svg:y1="3.142cm" svg:x2="6.691cm" svg:y2="3.523cm">
            <text:p/>
          </draw:line>
          <draw:line draw:style-name="gr2" draw:text-style-name="P1" draw:layer="layout" svg:x1="6.691cm" svg:y1="3.523cm" svg:x2="7.834cm" svg:y2="3.523cm">
            <text:p/>
          </draw:line>
          <draw:line draw:style-name="gr2" draw:text-style-name="P1" draw:layer="layout" svg:x1="7.834cm" svg:y1="3.142cm" svg:x2="7.834cm" svg:y2="3.523cm">
            <text:p/>
          </draw:line>
        </draw:g>
        <draw:g>
          <draw:line draw:style-name="gr2" draw:text-style-name="P1" draw:layer="layout" svg:x1="9.892cm" svg:y1="3.143cm" svg:x2="9.892cm" svg:y2="3.524cm">
            <text:p/>
          </draw:line>
          <draw:line draw:style-name="gr2" draw:text-style-name="P1" draw:layer="layout" svg:x1="9.892cm" svg:y1="3.524cm" svg:x2="11.035cm" svg:y2="3.524cm">
            <text:p/>
          </draw:line>
          <draw:line draw:style-name="gr2" draw:text-style-name="P1" draw:layer="layout" svg:x1="11.035cm" svg:y1="3.143cm" svg:x2="11.035cm" svg:y2="3.524cm">
            <text:p/>
          </draw:line>
        </draw:g>
        <draw:g>
          <draw:line draw:style-name="gr2" draw:text-style-name="P1" draw:layer="layout" svg:x1="6.49cm" svg:y1="2.041cm" svg:x2="6.49cm" svg:y2="2.422cm">
            <text:p/>
          </draw:line>
          <draw:line draw:style-name="gr2" draw:text-style-name="P1" draw:layer="layout" svg:x1="6.49cm" svg:y1="2.422cm" svg:x2="7.633cm" svg:y2="2.422cm">
            <text:p/>
          </draw:line>
          <draw:line draw:style-name="gr2" draw:text-style-name="P1" draw:layer="layout" svg:x1="7.633cm" svg:y1="2.041cm" svg:x2="7.633cm" svg:y2="2.422cm">
            <text:p/>
          </draw:line>
        </draw:g>
        <draw:g>
          <draw:line draw:style-name="gr2" draw:text-style-name="P1" draw:layer="layout" svg:x1="7.891cm" svg:y1="2.042cm" svg:x2="7.891cm" svg:y2="2.423cm">
            <text:p/>
          </draw:line>
          <draw:line draw:style-name="gr2" draw:text-style-name="P1" draw:layer="layout" svg:x1="7.891cm" svg:y1="2.423cm" svg:x2="9.034cm" svg:y2="2.423cm">
            <text:p/>
          </draw:line>
          <draw:line draw:style-name="gr2" draw:text-style-name="P1" draw:layer="layout" svg:x1="9.034cm" svg:y1="2.042cm" svg:x2="9.034cm" svg:y2="2.423cm">
            <text:p/>
          </draw:line>
        </draw:g>
        <draw:g>
          <draw:line draw:style-name="gr2" draw:text-style-name="P1" draw:layer="layout" svg:x1="10.592cm" svg:y1="2.543cm" svg:x2="10.592cm" svg:y2="2.924cm">
            <text:p/>
          </draw:line>
          <draw:line draw:style-name="gr2" draw:text-style-name="P1" draw:layer="layout" svg:x1="10.592cm" svg:y1="2.924cm" svg:x2="11.735cm" svg:y2="2.924cm">
            <text:p/>
          </draw:line>
          <draw:line draw:style-name="gr2" draw:text-style-name="P1" draw:layer="layout" svg:x1="11.735cm" svg:y1="2.543cm" svg:x2="11.735cm" svg:y2="2.924cm">
            <text:p/>
          </draw:line>
        </draw:g>
        <draw:line draw:style-name="gr3" draw:text-style-name="P1" draw:layer="layout" svg:x1="3.441cm" svg:y1="1.377cm" svg:x2="3.441cm" svg:y2="4.171cm">
          <text:p/>
        </draw:line>
        <draw:line draw:style-name="gr4" draw:text-style-name="P1" draw:layer="layout" svg:x1="0.862cm" svg:y1="4.253cm" svg:x2="15.986cm" svg:y2="4.175cm">
          <text:p/>
        </draw:line>
        <draw:custom-shape draw:style-name="gr5" draw:text-style-name="P1" draw:layer="layout" svg:width="0.508cm" svg:height="0.635cm" svg:x="10.895cm" svg:y="1.851cm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001cm" svg:height="1.385cm" svg:x="7.212cm" svg:y="0.327cm">
          <draw:text-box>
            <text:p><text:span text:style-name="T1">Confidence Interval for each</text:span></text:p>
            <text:p text:style-name="P1"><text:span text:style-name="T1">[upper bound, lower bound]</text:span></text:p>
          </draw:text-box>
        </draw:frame>
        <draw:g>
          <draw:line draw:style-name="gr2" draw:text-style-name="P1" draw:layer="layout" svg:x1="12.891cm" svg:y1="2.542cm" svg:x2="12.891cm" svg:y2="2.923cm">
            <text:p/>
          </draw:line>
          <draw:line draw:style-name="gr2" draw:text-style-name="P1" draw:layer="layout" svg:x1="12.891cm" svg:y1="2.923cm" svg:x2="14.034cm" svg:y2="2.923cm">
            <text:p/>
          </draw:line>
          <draw:line draw:style-name="gr2" draw:text-style-name="P1" draw:layer="layout" svg:x1="14.034cm" svg:y1="2.542cm" svg:x2="14.034cm" svg:y2="2.923cm">
            <text:p/>
          </draw:line>
        </draw:g>
        <draw:g>
          <draw:line draw:style-name="gr2" draw:text-style-name="P1" draw:layer="layout" svg:x1="13.892cm" svg:y1="3.143cm" svg:x2="13.892cm" svg:y2="3.524cm">
            <text:p/>
          </draw:line>
          <draw:line draw:style-name="gr2" draw:text-style-name="P1" draw:layer="layout" svg:x1="13.892cm" svg:y1="3.524cm" svg:x2="15.035cm" svg:y2="3.524cm">
            <text:p/>
          </draw:line>
          <draw:line draw:style-name="gr2" draw:text-style-name="P1" draw:layer="layout" svg:x1="15.035cm" svg:y1="3.143cm" svg:x2="15.035cm" svg:y2="3.524cm">
            <text:p/>
          </draw:line>
        </draw:g>
        <draw:g>
          <draw:line draw:style-name="gr2" draw:text-style-name="P1" draw:layer="layout" svg:x1="11.891cm" svg:y1="2.042cm" svg:x2="11.891cm" svg:y2="2.423cm">
            <text:p/>
          </draw:line>
          <draw:line draw:style-name="gr2" draw:text-style-name="P1" draw:layer="layout" svg:x1="11.891cm" svg:y1="2.423cm" svg:x2="13.034cm" svg:y2="2.423cm">
            <text:p/>
          </draw:line>
          <draw:line draw:style-name="gr2" draw:text-style-name="P1" draw:layer="layout" svg:x1="13.034cm" svg:y1="2.042cm" svg:x2="13.034cm" svg:y2="2.423cm">
            <text:p/>
          </draw:line>
        </draw:g>
        <draw:g>
          <draw:line draw:style-name="gr2" draw:text-style-name="P1" draw:layer="layout" svg:x1="14.592cm" svg:y1="2.543cm" svg:x2="14.592cm" svg:y2="2.924cm">
            <text:p/>
          </draw:line>
          <draw:line draw:style-name="gr2" draw:text-style-name="P1" draw:layer="layout" svg:x1="14.592cm" svg:y1="2.924cm" svg:x2="15.735cm" svg:y2="2.924cm">
            <text:p/>
          </draw:line>
          <draw:line draw:style-name="gr2" draw:text-style-name="P1" draw:layer="layout" svg:x1="15.735cm" svg:y1="2.543cm" svg:x2="15.735cm" svg:y2="2.924cm">
            <text:p/>
          </draw:line>
        </draw:g>
        <draw:custom-shape draw:style-name="gr7" draw:text-style-name="P1" draw:layer="layout" svg:width="0.508cm" svg:height="0.635cm" svg:x="1.695cm" svg:y="1.558cm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2.834cm" svg:height="1.385cm" svg:x="0.398cm" svg:y="0.134cm">
          <draw:text-box>
            <text:p text:style-name="P1"><text:span text:style-name="T2">Candidate </text:span></text:p>
            <text:p text:style-name="P1"><text:span text:style-name="T2">Set</text:span></text:p>
          </draw:text-box>
        </draw:frame>
        <draw:frame draw:style-name="gr9" draw:text-style-name="P1" draw:layer="layout" svg:width="1.561cm" svg:height="0.635cm" svg:x="13.598cm" svg:y="0.3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1.514cm" svg:height="1.119cm" svg:x="15.804cm" svg:y="3.7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4" draw:layer="layout" svg:width="4.972cm" svg:height="1.139cm" svg:x="-0.008cm" svg:y="4.237cm">
          <draw:text-box>
            <text:p><text:span text:style-name="T3">High Separability</text:span></text:p>
          </draw:text-box>
        </draw:frame>
        <draw:frame draw:style-name="gr10" draw:text-style-name="P4" draw:layer="layout" svg:width="2.667cm" svg:height="1.139cm" svg:x="14.193cm" svg:y="4.238cm">
          <draw:text-box>
            <text:p><text:span text:style-name="T3">Low</text:span></text:p>
          </draw:text-box>
        </draw:frame>
        <draw:g>
          <draw:line draw:style-name="gr1" draw:text-style-name="P1" draw:layer="layout" svg:x1="0.983cm" svg:y1="7.629cm" svg:x2="0.983cm" svg:y2="8.01cm">
            <text:p/>
          </draw:line>
          <draw:line draw:style-name="gr1" draw:text-style-name="P1" draw:layer="layout" svg:x1="0.983cm" svg:y1="8.01cm" svg:x2="2.126cm" svg:y2="8.01cm">
            <text:p/>
          </draw:line>
          <draw:line draw:style-name="gr1" draw:text-style-name="P1" draw:layer="layout" svg:x1="2.126cm" svg:y1="7.629cm" svg:x2="2.126cm" svg:y2="8.01cm">
            <text:p/>
          </draw:line>
        </draw:g>
        <draw:g>
          <draw:line draw:style-name="gr1" draw:text-style-name="P1" draw:layer="layout" svg:x1="1.784cm" svg:y1="8.23cm" svg:x2="1.784cm" svg:y2="8.611cm">
            <text:p/>
          </draw:line>
          <draw:line draw:style-name="gr1" draw:text-style-name="P1" draw:layer="layout" svg:x1="1.784cm" svg:y1="8.611cm" svg:x2="2.927cm" svg:y2="8.611cm">
            <text:p/>
          </draw:line>
          <draw:line draw:style-name="gr1" draw:text-style-name="P1" draw:layer="layout" svg:x1="2.927cm" svg:y1="8.23cm" svg:x2="2.927cm" svg:y2="8.611cm">
            <text:p/>
          </draw:line>
        </draw:g>
        <draw:g>
          <draw:line draw:style-name="gr1" draw:text-style-name="P1" draw:layer="layout" svg:x1="2.284cm" svg:y1="7.13cm" svg:x2="2.284cm" svg:y2="7.511cm">
            <text:p/>
          </draw:line>
          <draw:line draw:style-name="gr1" draw:text-style-name="P1" draw:layer="layout" svg:x1="2.284cm" svg:y1="7.511cm" svg:x2="3.427cm" svg:y2="7.511cm">
            <text:p/>
          </draw:line>
          <draw:line draw:style-name="gr1" draw:text-style-name="P1" draw:layer="layout" svg:x1="3.427cm" svg:y1="7.13cm" svg:x2="3.427cm" svg:y2="7.511cm">
            <text:p/>
          </draw:line>
        </draw:g>
        <draw:g>
          <draw:line draw:style-name="gr1" draw:text-style-name="P1" draw:layer="layout" svg:x1="2.784cm" svg:y1="7.63cm" svg:x2="2.784cm" svg:y2="8.011cm">
            <text:p/>
          </draw:line>
          <draw:line draw:style-name="gr1" draw:text-style-name="P1" draw:layer="layout" svg:x1="2.784cm" svg:y1="8.011cm" svg:x2="3.927cm" svg:y2="8.011cm">
            <text:p/>
          </draw:line>
          <draw:line draw:style-name="gr1" draw:text-style-name="P1" draw:layer="layout" svg:x1="3.927cm" svg:y1="7.63cm" svg:x2="3.927cm" svg:y2="8.011cm">
            <text:p/>
          </draw:line>
        </draw:g>
        <draw:g>
          <draw:line draw:style-name="gr1" draw:text-style-name="P1" draw:layer="layout" svg:x1="3.184cm" svg:y1="8.23cm" svg:x2="3.184cm" svg:y2="8.611cm">
            <text:p/>
          </draw:line>
          <draw:line draw:style-name="gr1" draw:text-style-name="P1" draw:layer="layout" svg:x1="3.184cm" svg:y1="8.611cm" svg:x2="4.327cm" svg:y2="8.611cm">
            <text:p/>
          </draw:line>
          <draw:line draw:style-name="gr1" draw:text-style-name="P1" draw:layer="layout" svg:x1="4.327cm" svg:y1="8.23cm" svg:x2="4.327cm" svg:y2="8.611cm">
            <text:p/>
          </draw:line>
        </draw:g>
        <draw:line draw:style-name="gr3" draw:text-style-name="P1" draw:layer="layout" svg:x1="3.435cm" svg:y1="6.466cm" svg:x2="3.435cm" svg:y2="9.26cm">
          <text:p/>
        </draw:line>
        <draw:custom-shape draw:style-name="gr7" draw:text-style-name="P1" draw:layer="layout" svg:width="0.508cm" svg:height="0.635cm" draw:transform="rotate (-1.5707963267949) translate (5.161cm 7.408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5" draw:layer="layout" svg:width="3.937cm" svg:height="2.921cm" svg:x="5.699cm" svg:y="6.276cm">
          <draw:text-box>
            <text:p><text:span text:style-name="T2">Candidate Set</text:span></text:p>
            <text:p><text:span text:style-name="T2"/></text:p>
          </draw:text-box>
        </draw:frame>
        <draw:frame draw:style-name="gr9" draw:text-style-name="P1" draw:layer="layout" svg:width="1.907cm" svg:height="0.633cm" svg:x="5.788cm" svg:y="7.0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" draw:layer="layout" svg:width="1.742cm" svg:height="0.635cm" svg:x="7.789cm" svg:y="7.01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1" draw:layer="layout" svg:width="2.074cm" svg:height="0.635cm" svg:x="5.789cm" svg:y="7.71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1" draw:layer="layout" svg:width="1.753cm" svg:height="0.635cm" svg:x="7.789cm" svg:y="7.71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1" draw:layer="layout" svg:width="2.063cm" svg:height="0.635cm" svg:x="5.789cm" svg:y="8.41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" draw:text-style-name="P1" draw:layer="layout" svg:width="0.508cm" svg:height="0.635cm" draw:transform="rotate (-1.5707963267949) translate (10.854cm 7.409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5" draw:layer="layout" svg:width="5.229cm" svg:height="2.921cm" svg:x="11.392cm" svg:y="6.277cm">
          <draw:text-box>
            <text:p><text:span text:style-name="T2">TOP-3 Feature Pairs</text:span></text:p>
            <text:p><text:span text:style-name="T2"/></text:p>
          </draw:text-box>
        </draw:frame>
        <draw:frame draw:style-name="gr9" draw:text-style-name="P1" draw:layer="layout" svg:width="3.585cm" svg:height="0.633cm" svg:x="12.181cm" svg:y="7.01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1" draw:layer="layout" svg:width="3.159cm" svg:height="0.635cm" svg:x="12.382cm" svg:y="7.71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1" draw:layer="layout" svg:width="3.473cm" svg:height="0.635cm" svg:x="12.082cm" svg:y="8.41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text-style-name="P4" draw:layer="layout" svg:width="9.587cm" svg:height="0.886cm" svg:x="4.202cm" svg:y="4.864cm">
          <draw:text-box>
            <text:p><text:span text:style-name="T3">(a) Phase 1: Candidate Generation </text:span></text:p>
          </draw:text-box>
        </draw:frame>
        <draw:frame draw:style-name="gr12" draw:text-style-name="P4" draw:layer="layout" svg:width="8.955cm" svg:height="0.886cm" svg:x="4.321cm" svg:y="9.464cm">
          <draw:text-box>
            <text:p><text:span text:style-name="T3">(b) Phase 2: Candidate Validation</text:span></text:p>
          </draw:text-box>
        </draw:frame>
        <draw:frame draw:style-name="gr13" draw:text-style-name="P1" draw:layer="layout" svg:width="0.512cm" svg:height="0.481cm" svg:x="3.428cm" svg:y="1.22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</draw:page>
      <draw:page draw:name="page2" draw:style-name="dp1" draw:master-page-name="Default">
        <draw:g>
          <draw:line draw:style-name="gr1" draw:text-style-name="P1" draw:layer="layout" svg:x1="0.983cm" svg:y1="2.534cm" svg:x2="0.983cm" svg:y2="2.915cm">
            <text:p/>
          </draw:line>
          <draw:line draw:style-name="gr1" draw:text-style-name="P1" draw:layer="layout" svg:x1="0.983cm" svg:y1="2.915cm" svg:x2="2.126cm" svg:y2="2.915cm">
            <text:p/>
          </draw:line>
          <draw:line draw:style-name="gr1" draw:text-style-name="P1" draw:layer="layout" svg:x1="2.126cm" svg:y1="2.534cm" svg:x2="2.126cm" svg:y2="2.915cm">
            <text:p/>
          </draw:line>
        </draw:g>
        <draw:g>
          <draw:line draw:style-name="gr1" draw:text-style-name="P1" draw:layer="layout" svg:x1="1.784cm" svg:y1="3.135cm" svg:x2="1.784cm" svg:y2="3.516cm">
            <text:p/>
          </draw:line>
          <draw:line draw:style-name="gr1" draw:text-style-name="P1" draw:layer="layout" svg:x1="1.784cm" svg:y1="3.516cm" svg:x2="2.927cm" svg:y2="3.516cm">
            <text:p/>
          </draw:line>
          <draw:line draw:style-name="gr1" draw:text-style-name="P1" draw:layer="layout" svg:x1="2.927cm" svg:y1="3.135cm" svg:x2="2.927cm" svg:y2="3.516cm">
            <text:p/>
          </draw:line>
        </draw:g>
        <draw:g>
          <draw:line draw:style-name="gr1" draw:text-style-name="P1" draw:layer="layout" svg:x1="2.284cm" svg:y1="2.035cm" svg:x2="2.284cm" svg:y2="2.416cm">
            <text:p/>
          </draw:line>
          <draw:line draw:style-name="gr1" draw:text-style-name="P1" draw:layer="layout" svg:x1="2.284cm" svg:y1="2.416cm" svg:x2="3.427cm" svg:y2="2.416cm">
            <text:p/>
          </draw:line>
          <draw:line draw:style-name="gr1" draw:text-style-name="P1" draw:layer="layout" svg:x1="3.427cm" svg:y1="2.035cm" svg:x2="3.427cm" svg:y2="2.416cm">
            <text:p/>
          </draw:line>
        </draw:g>
        <draw:g>
          <draw:line draw:style-name="gr1" draw:text-style-name="P1" draw:layer="layout" svg:x1="2.784cm" svg:y1="2.535cm" svg:x2="2.784cm" svg:y2="2.916cm">
            <text:p/>
          </draw:line>
          <draw:line draw:style-name="gr1" draw:text-style-name="P1" draw:layer="layout" svg:x1="2.784cm" svg:y1="2.916cm" svg:x2="3.927cm" svg:y2="2.916cm">
            <text:p/>
          </draw:line>
          <draw:line draw:style-name="gr1" draw:text-style-name="P1" draw:layer="layout" svg:x1="3.927cm" svg:y1="2.535cm" svg:x2="3.927cm" svg:y2="2.916cm">
            <text:p/>
          </draw:line>
        </draw:g>
        <draw:g>
          <draw:line draw:style-name="gr1" draw:text-style-name="P1" draw:layer="layout" svg:x1="3.184cm" svg:y1="3.135cm" svg:x2="3.184cm" svg:y2="3.516cm">
            <text:p/>
          </draw:line>
          <draw:line draw:style-name="gr1" draw:text-style-name="P1" draw:layer="layout" svg:x1="3.184cm" svg:y1="3.516cm" svg:x2="4.327cm" svg:y2="3.516cm">
            <text:p/>
          </draw:line>
          <draw:line draw:style-name="gr1" draw:text-style-name="P1" draw:layer="layout" svg:x1="4.327cm" svg:y1="3.135cm" svg:x2="4.327cm" svg:y2="3.516cm">
            <text:p/>
          </draw:line>
        </draw:g>
        <draw:line draw:style-name="gr3" draw:text-style-name="P1" draw:layer="layout" svg:x1="3.435cm" svg:y1="1.371cm" svg:x2="3.435cm" svg:y2="4.165cm">
          <text:p/>
        </draw:line>
        <draw:custom-shape draw:style-name="gr7" draw:text-style-name="P1" draw:layer="layout" svg:width="0.508cm" svg:height="0.635cm" draw:transform="rotate (-1.5707963267949) translate (5.161cm 2.3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5" draw:layer="layout" svg:width="3.937cm" svg:height="2.921cm" svg:x="5.699cm" svg:y="1.181cm">
          <draw:text-box>
            <text:p><text:span text:style-name="T2">Candidate Set</text:span></text:p>
            <text:p><text:span text:style-name="T2"/></text:p>
          </draw:text-box>
        </draw:frame>
        <draw:frame draw:style-name="gr9" draw:text-style-name="P1" draw:layer="layout" svg:width="1.907cm" svg:height="0.633cm" svg:x="5.788cm" svg:y="1.9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" draw:layer="layout" svg:width="1.742cm" svg:height="0.635cm" svg:x="7.789cm" svg:y="1.9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" draw:layer="layout" svg:width="2.074cm" svg:height="0.635cm" svg:x="5.789cm" svg:y="2.61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" draw:layer="layout" svg:width="1.753cm" svg:height="0.635cm" svg:x="7.789cm" svg:y="2.61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1" draw:layer="layout" svg:width="2.063cm" svg:height="0.635cm" svg:x="5.789cm" svg:y="3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7" draw:text-style-name="P1" draw:layer="layout" svg:width="0.508cm" svg:height="0.635cm" draw:transform="rotate (-1.5707963267949) translate (10.854cm 2.314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5" draw:layer="layout" svg:width="4.975cm" svg:height="2.921cm" svg:x="11.392cm" svg:y="1.182cm">
          <draw:text-box>
            <text:p><text:span text:style-name="T2">TOP-3 Feature Pair</text:span></text:p>
            <text:p><text:span text:style-name="T2"/></text:p>
          </draw:text-box>
        </draw:frame>
        <draw:frame draw:style-name="gr9" draw:text-style-name="P1" draw:layer="layout" svg:width="1.907cm" svg:height="0.633cm" svg:x="12.981cm" svg:y="1.91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1" draw:layer="layout" svg:width="1.753cm" svg:height="0.635cm" svg:x="13.082cm" svg:y="2.61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1" draw:layer="layout" svg:width="2.063cm" svg:height="0.635cm" svg:x="12.982cm" svg:y="3.31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  <draw:page draw:name="page3" draw:style-name="dp1" draw:master-page-name="Default">
        <draw:line draw:style-name="gr14" draw:text-style-name="P1" draw:layer="layout" svg:x1="0.183cm" svg:y1="1.734cm" svg:x2="0.183cm" svg:y2="2.115cm">
          <text:p/>
        </draw:line>
        <draw:line draw:style-name="gr1" draw:text-style-name="P1" draw:layer="layout" svg:x1="0.183cm" svg:y1="2.115cm" svg:x2="1.326cm" svg:y2="2.115cm">
          <text:p/>
        </draw:line>
        <draw:line draw:style-name="gr14" draw:text-style-name="P1" draw:layer="layout" svg:x1="0.984cm" svg:y1="2.335cm" svg:x2="0.984cm" svg:y2="2.716cm">
          <text:p/>
        </draw:line>
        <draw:line draw:style-name="gr1" draw:text-style-name="P1" draw:layer="layout" svg:x1="0.984cm" svg:y1="2.716cm" svg:x2="2.127cm" svg:y2="2.716cm">
          <text:p/>
        </draw:line>
        <draw:line draw:style-name="gr1" draw:text-style-name="P1" draw:layer="layout" svg:x1="2.127cm" svg:y1="2.335cm" svg:x2="2.127cm" svg:y2="2.716cm">
          <text:p/>
        </draw:line>
        <draw:line draw:style-name="gr14" draw:text-style-name="P1" draw:layer="layout" svg:x1="1.484cm" svg:y1="1.235cm" svg:x2="1.484cm" svg:y2="1.616cm">
          <text:p/>
        </draw:line>
        <draw:line draw:style-name="gr1" draw:text-style-name="P1" draw:layer="layout" svg:x1="1.484cm" svg:y1="1.616cm" svg:x2="2.627cm" svg:y2="1.616cm">
          <text:p/>
        </draw:line>
        <draw:line draw:style-name="gr1" draw:text-style-name="P1" draw:layer="layout" svg:x1="2.627cm" svg:y1="1.235cm" svg:x2="2.627cm" svg:y2="1.616cm">
          <text:p/>
        </draw:line>
        <draw:line draw:style-name="gr14" draw:text-style-name="P1" draw:layer="layout" svg:x1="1.984cm" svg:y1="1.735cm" svg:x2="1.984cm" svg:y2="2.116cm">
          <text:p/>
        </draw:line>
        <draw:line draw:style-name="gr1" draw:text-style-name="P1" draw:layer="layout" svg:x1="1.984cm" svg:y1="2.116cm" svg:x2="3.127cm" svg:y2="2.116cm">
          <text:p/>
        </draw:line>
        <draw:line draw:style-name="gr1" draw:text-style-name="P1" draw:layer="layout" svg:x1="3.127cm" svg:y1="1.735cm" svg:x2="3.127cm" svg:y2="2.116cm">
          <text:p/>
        </draw:line>
        <draw:line draw:style-name="gr14" draw:text-style-name="P1" draw:layer="layout" svg:x1="2.384cm" svg:y1="2.335cm" svg:x2="2.384cm" svg:y2="2.716cm">
          <text:p/>
        </draw:line>
        <draw:line draw:style-name="gr1" draw:text-style-name="P1" draw:layer="layout" svg:x1="2.384cm" svg:y1="2.716cm" svg:x2="3.527cm" svg:y2="2.716cm">
          <text:p/>
        </draw:line>
        <draw:line draw:style-name="gr1" draw:text-style-name="P1" draw:layer="layout" svg:x1="3.527cm" svg:y1="2.335cm" svg:x2="3.527cm" svg:y2="2.716cm">
          <text:p/>
        </draw:line>
        <draw:line draw:style-name="gr3" draw:text-style-name="P1" draw:layer="layout" svg:x1="2.635cm" svg:y1="0.571cm" svg:x2="2.635cm" svg:y2="3.365cm">
          <text:p/>
        </draw:line>
        <draw:custom-shape draw:style-name="gr7" draw:text-style-name="P1" draw:layer="layout" svg:width="0.508cm" svg:height="0.635cm" draw:transform="rotate (-1.5707963267949) translate (4.361cm 1.5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5" draw:text-style-name="P1" draw:layer="layout" svg:x1="4.683cm" svg:y1="1.734cm" svg:x2="4.683cm" svg:y2="2.115cm">
            <text:p/>
          </draw:line>
          <draw:line draw:style-name="gr15" draw:text-style-name="P1" draw:layer="layout" svg:x1="4.683cm" svg:y1="2.115cm" svg:x2="5.826cm" svg:y2="2.115cm">
            <text:p/>
          </draw:line>
          <draw:line draw:style-name="gr15" draw:text-style-name="P1" draw:layer="layout" svg:x1="5.826cm" svg:y1="1.734cm" svg:x2="5.826cm" svg:y2="2.115cm">
            <text:p/>
          </draw:line>
        </draw:g>
        <draw:g>
          <draw:line draw:style-name="gr1" draw:text-style-name="P1" draw:layer="layout" svg:x1="5.484cm" svg:y1="2.335cm" svg:x2="5.484cm" svg:y2="2.716cm">
            <text:p/>
          </draw:line>
          <draw:line draw:style-name="gr1" draw:text-style-name="P1" draw:layer="layout" svg:x1="5.484cm" svg:y1="2.716cm" svg:x2="6.627cm" svg:y2="2.716cm">
            <text:p/>
          </draw:line>
          <draw:line draw:style-name="gr1" draw:text-style-name="P1" draw:layer="layout" svg:x1="6.627cm" svg:y1="2.335cm" svg:x2="6.627cm" svg:y2="2.716cm">
            <text:p/>
          </draw:line>
        </draw:g>
        <draw:g>
          <draw:line draw:style-name="gr1" draw:text-style-name="P1" draw:layer="layout" svg:x1="5.984cm" svg:y1="1.235cm" svg:x2="5.984cm" svg:y2="1.616cm">
            <text:p/>
          </draw:line>
          <draw:line draw:style-name="gr1" draw:text-style-name="P1" draw:layer="layout" svg:x1="5.984cm" svg:y1="1.616cm" svg:x2="7.127cm" svg:y2="1.616cm">
            <text:p/>
          </draw:line>
          <draw:line draw:style-name="gr1" draw:text-style-name="P1" draw:layer="layout" svg:x1="7.127cm" svg:y1="1.235cm" svg:x2="7.127cm" svg:y2="1.616cm">
            <text:p/>
          </draw:line>
        </draw:g>
        <draw:g>
          <draw:line draw:style-name="gr1" draw:text-style-name="P1" draw:layer="layout" svg:x1="6.484cm" svg:y1="1.735cm" svg:x2="6.484cm" svg:y2="2.116cm">
            <text:p/>
          </draw:line>
          <draw:line draw:style-name="gr1" draw:text-style-name="P1" draw:layer="layout" svg:x1="6.484cm" svg:y1="2.116cm" svg:x2="7.627cm" svg:y2="2.116cm">
            <text:p/>
          </draw:line>
          <draw:line draw:style-name="gr1" draw:text-style-name="P1" draw:layer="layout" svg:x1="7.627cm" svg:y1="1.735cm" svg:x2="7.627cm" svg:y2="2.116cm">
            <text:p/>
          </draw:line>
        </draw:g>
        <draw:g>
          <draw:line draw:style-name="gr1" draw:text-style-name="P1" draw:layer="layout" svg:x1="6.884cm" svg:y1="2.335cm" svg:x2="6.884cm" svg:y2="2.716cm">
            <text:p/>
          </draw:line>
          <draw:line draw:style-name="gr1" draw:text-style-name="P1" draw:layer="layout" svg:x1="6.884cm" svg:y1="2.716cm" svg:x2="8.027cm" svg:y2="2.716cm">
            <text:p/>
          </draw:line>
          <draw:line draw:style-name="gr1" draw:text-style-name="P1" draw:layer="layout" svg:x1="8.027cm" svg:y1="2.335cm" svg:x2="8.027cm" svg:y2="2.716cm">
            <text:p/>
          </draw:line>
        </draw:g>
        <draw:line draw:style-name="gr3" draw:text-style-name="P1" draw:layer="layout" svg:x1="7.135cm" svg:y1="0.571cm" svg:x2="7.135cm" svg:y2="3.365cm">
          <text:p/>
        </draw:line>
        <draw:custom-shape draw:style-name="gr16" draw:text-style-name="P1" draw:layer="layout" svg:width="0.254cm" svg:height="0.254cm" svg:x="5.418cm" svg:y="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635cm" draw:transform="rotate (-1.5707963267949) translate (8.967cm 1.5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5" draw:text-style-name="P1" draw:layer="layout" svg:x1="9.49cm" svg:y1="2.335cm" svg:x2="9.49cm" svg:y2="2.716cm">
            <text:p/>
          </draw:line>
          <draw:line draw:style-name="gr15" draw:text-style-name="P1" draw:layer="layout" svg:x1="9.49cm" svg:y1="2.716cm" svg:x2="10.633cm" svg:y2="2.716cm">
            <text:p/>
          </draw:line>
          <draw:line draw:style-name="gr15" draw:text-style-name="P1" draw:layer="layout" svg:x1="10.633cm" svg:y1="2.335cm" svg:x2="10.633cm" svg:y2="2.716cm">
            <text:p/>
          </draw:line>
        </draw:g>
        <draw:g>
          <draw:line draw:style-name="gr1" draw:text-style-name="P1" draw:layer="layout" svg:x1="9.99cm" svg:y1="1.235cm" svg:x2="9.99cm" svg:y2="1.616cm">
            <text:p/>
          </draw:line>
          <draw:line draw:style-name="gr1" draw:text-style-name="P1" draw:layer="layout" svg:x1="9.99cm" svg:y1="1.616cm" svg:x2="11.133cm" svg:y2="1.616cm">
            <text:p/>
          </draw:line>
          <draw:line draw:style-name="gr1" draw:text-style-name="P1" draw:layer="layout" svg:x1="11.133cm" svg:y1="1.235cm" svg:x2="11.133cm" svg:y2="1.616cm">
            <text:p/>
          </draw:line>
        </draw:g>
        <draw:g>
          <draw:line draw:style-name="gr1" draw:text-style-name="P1" draw:layer="layout" svg:x1="10.49cm" svg:y1="1.735cm" svg:x2="10.49cm" svg:y2="2.116cm">
            <text:p/>
          </draw:line>
          <draw:line draw:style-name="gr1" draw:text-style-name="P1" draw:layer="layout" svg:x1="10.49cm" svg:y1="2.116cm" svg:x2="11.633cm" svg:y2="2.116cm">
            <text:p/>
          </draw:line>
          <draw:line draw:style-name="gr1" draw:text-style-name="P1" draw:layer="layout" svg:x1="11.633cm" svg:y1="1.735cm" svg:x2="11.633cm" svg:y2="2.116cm">
            <text:p/>
          </draw:line>
        </draw:g>
        <draw:g>
          <draw:line draw:style-name="gr1" draw:text-style-name="P1" draw:layer="layout" svg:x1="10.89cm" svg:y1="2.335cm" svg:x2="10.89cm" svg:y2="2.716cm">
            <text:p/>
          </draw:line>
          <draw:line draw:style-name="gr1" draw:text-style-name="P1" draw:layer="layout" svg:x1="10.89cm" svg:y1="2.716cm" svg:x2="12.033cm" svg:y2="2.716cm">
            <text:p/>
          </draw:line>
          <draw:line draw:style-name="gr1" draw:text-style-name="P1" draw:layer="layout" svg:x1="12.033cm" svg:y1="2.335cm" svg:x2="12.033cm" svg:y2="2.716cm">
            <text:p/>
          </draw:line>
        </draw:g>
        <draw:line draw:style-name="gr3" draw:text-style-name="P1" draw:layer="layout" svg:x1="11.141cm" svg:y1="0.571cm" svg:x2="11.141cm" svg:y2="3.365cm">
          <text:p/>
        </draw:line>
        <draw:custom-shape draw:style-name="gr16" draw:text-style-name="P1" draw:layer="layout" svg:width="0.254cm" svg:height="0.254cm" svg:x="9.424cm" svg:y="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10.125cm" svg:y="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635cm" draw:transform="rotate (-1.5707963267949) translate (12.973cm 1.5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5" draw:text-style-name="P1" draw:layer="layout" svg:x1="13.796cm" svg:y1="1.235cm" svg:x2="13.796cm" svg:y2="1.616cm">
            <text:p/>
          </draw:line>
          <draw:line draw:style-name="gr15" draw:text-style-name="P1" draw:layer="layout" svg:x1="13.796cm" svg:y1="1.616cm" svg:x2="14.939cm" svg:y2="1.616cm">
            <text:p/>
          </draw:line>
          <draw:line draw:style-name="gr15" draw:text-style-name="P1" draw:layer="layout" svg:x1="14.939cm" svg:y1="1.235cm" svg:x2="14.939cm" svg:y2="1.616cm">
            <text:p/>
          </draw:line>
        </draw:g>
        <draw:g>
          <draw:line draw:style-name="gr1" draw:text-style-name="P1" draw:layer="layout" svg:x1="14.296cm" svg:y1="1.735cm" svg:x2="14.296cm" svg:y2="2.116cm">
            <text:p/>
          </draw:line>
          <draw:line draw:style-name="gr1" draw:text-style-name="P1" draw:layer="layout" svg:x1="14.296cm" svg:y1="2.116cm" svg:x2="15.439cm" svg:y2="2.116cm">
            <text:p/>
          </draw:line>
          <draw:line draw:style-name="gr1" draw:text-style-name="P1" draw:layer="layout" svg:x1="15.439cm" svg:y1="1.735cm" svg:x2="15.439cm" svg:y2="2.116cm">
            <text:p/>
          </draw:line>
        </draw:g>
        <draw:g>
          <draw:line draw:style-name="gr1" draw:text-style-name="P1" draw:layer="layout" svg:x1="14.696cm" svg:y1="2.335cm" svg:x2="14.696cm" svg:y2="2.716cm">
            <text:p/>
          </draw:line>
          <draw:line draw:style-name="gr1" draw:text-style-name="P1" draw:layer="layout" svg:x1="14.696cm" svg:y1="2.716cm" svg:x2="15.839cm" svg:y2="2.716cm">
            <text:p/>
          </draw:line>
          <draw:line draw:style-name="gr1" draw:text-style-name="P1" draw:layer="layout" svg:x1="15.839cm" svg:y1="2.335cm" svg:x2="15.839cm" svg:y2="2.716cm">
            <text:p/>
          </draw:line>
        </draw:g>
        <draw:line draw:style-name="gr3" draw:text-style-name="P1" draw:layer="layout" svg:x1="14.047cm" svg:y1="0.571cm" svg:x2="14.047cm" svg:y2="3.365cm">
          <text:p/>
        </draw:line>
        <draw:custom-shape draw:style-name="gr16" draw:text-style-name="P1" draw:layer="layout" svg:width="0.254cm" svg:height="0.254cm" svg:x="13.23cm" svg:y="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13.931cm" svg:y="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13.832cm" svg:y="1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3.556cm" svg:height="0.886cm" svg:x="0.165cm" svg:y="3.275cm">
          <draw:text-box>
            <text:p><text:span text:style-name="T3">(a) Ordering</text:span></text:p>
          </draw:text-box>
        </draw:frame>
        <draw:frame draw:style-name="gr17" draw:text-style-name="P4" draw:layer="layout" svg:width="4.309cm" svg:height="0.886cm" svg:x="4.065cm" svg:y="3.275cm">
          <draw:text-box>
            <text:p><text:span text:style-name="T3">(b) Calculate </text:span></text:p>
          </draw:text-box>
        </draw:frame>
        <draw:g>
          <draw:custom-shape draw:style-name="gr18" draw:text-style-name="P1" draw:layer="layout" svg:width="0.395cm" svg:height="0.428cm" svg:x="2.708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6" draw:layer="layout" svg:width="0.889cm" svg:height="0.763cm" svg:x="2.524cm" svg:y="1.47cm">
            <draw:text-box>
              <text:p><text:span text:style-name="T4">4</text:span></text:p>
            </draw:text-box>
          </draw:frame>
        </draw:g>
        <draw:g>
          <draw:custom-shape draw:style-name="gr18" draw:text-style-name="P1" draw:layer="layout" svg:width="0.395cm" svg:height="0.428cm" svg:x="2.909cm" svg:y="2.2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6" draw:layer="layout" svg:width="0.889cm" svg:height="0.763cm" svg:x="2.725cm" svg:y="2.071cm">
            <draw:text-box>
              <text:p><text:span text:style-name="T4">5</text:span></text:p>
            </draw:text-box>
          </draw:frame>
        </draw:g>
        <draw:g>
          <draw:custom-shape draw:style-name="gr18" draw:text-style-name="P1" draw:layer="layout" svg:width="0.395cm" svg:height="0.428cm" svg:x="1.41cm" svg:y="2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6" draw:layer="layout" svg:width="0.889cm" svg:height="0.763cm" svg:x="1.226cm" svg:y="2.072cm">
            <draw:text-box>
              <text:p><text:span text:style-name="T4">2</text:span></text:p>
            </draw:text-box>
          </draw:frame>
        </draw:g>
        <draw:g>
          <draw:line draw:style-name="gr1" draw:text-style-name="P1" draw:layer="layout" svg:x1="1.326cm" svg:y1="1.734cm" svg:x2="1.326cm" svg:y2="2.115cm">
            <text:p/>
          </draw:line>
          <draw:custom-shape draw:style-name="gr18" draw:text-style-name="P1" draw:layer="layout" svg:width="0.395cm" svg:height="0.428cm" svg:x="0.611cm" svg:y="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6" draw:layer="layout" svg:width="0.889cm" svg:height="0.763cm" svg:x="0.427cm" svg:y="1.473cm">
            <draw:text-box>
              <text:p><text:span text:style-name="T4">1</text:span></text:p>
            </draw:text-box>
          </draw:frame>
        </draw:g>
        <draw:g>
          <draw:custom-shape draw:style-name="gr18" draw:text-style-name="P1" draw:layer="layout" svg:width="0.395cm" svg:height="0.428cm" svg:x="1.911cm" svg:y="1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6" draw:layer="layout" svg:width="0.889cm" svg:height="0.763cm" svg:x="1.727cm" svg:y="0.973cm">
            <draw:text-box>
              <text:p><text:span text:style-name="T4">3</text:span></text:p>
            </draw:text-box>
          </draw:frame>
        </draw:g>
        <draw:custom-shape draw:style-name="gr18" draw:text-style-name="P1" draw:layer="layout" svg:width="0.395cm" svg:height="0.428cm" svg:x="7.642cm" svg:y="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0.889cm" svg:height="0.763cm" svg:x="7.458cm" svg:y="3.375cm">
          <draw:text-box>
            <text:p><text:span text:style-name="T4">1</text:span></text:p>
          </draw:text-box>
        </draw:frame>
        <draw:frame draw:style-name="gr17" draw:text-style-name="P4" draw:layer="layout" svg:width="4.309cm" svg:height="0.886cm" svg:x="8.466cm" svg:y="3.275cm">
          <draw:text-box>
            <text:p><text:span text:style-name="T3">(c) Calculate </text:span></text:p>
          </draw:text-box>
        </draw:frame>
        <draw:custom-shape draw:style-name="gr18" draw:text-style-name="P1" draw:layer="layout" svg:width="0.395cm" svg:height="0.428cm" svg:x="12.043cm" svg:y="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0.889cm" svg:height="0.763cm" svg:x="11.859cm" svg:y="3.375cm">
          <draw:text-box>
            <text:p><text:span text:style-name="T4">2</text:span></text:p>
          </draw:text-box>
        </draw:frame>
        <draw:frame draw:style-name="gr17" draw:text-style-name="P4" draw:layer="layout" svg:width="4.309cm" svg:height="0.886cm" svg:x="12.667cm" svg:y="3.275cm">
          <draw:text-box>
            <text:p><text:span text:style-name="T3">(d) Calculate </text:span></text:p>
          </draw:text-box>
        </draw:frame>
        <draw:custom-shape draw:style-name="gr18" draw:text-style-name="P1" draw:layer="layout" svg:width="0.395cm" svg:height="0.428cm" svg:x="16.244cm" svg:y="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0.889cm" svg:height="0.763cm" svg:x="16.06cm" svg:y="3.375cm">
          <draw:text-box>
            <text:p><text:span text:style-name="T4">3</text:span></text:p>
          </draw:text-box>
        </draw:frame>
        <draw:frame draw:style-name="gr10" draw:layer="layout" svg:width="3.556cm" svg:height="1.139cm" svg:x="14.035cm" svg:y="0.077cm">
          <draw:text-box>
            <text:p>Terminate!</text:p>
          </draw:text-box>
        </draw:frame>
        <draw:frame draw:style-name="gr13" draw:text-style-name="P1" draw:layer="layout" svg:width="0.512cm" svg:height="0.481cm" svg:x="2.178cm" svg:y="0.51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3" draw:text-style-name="P1" draw:layer="layout" svg:width="0.512cm" svg:height="0.481cm" svg:x="6.678cm" svg:y="0.5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1" draw:layer="layout" svg:width="0.512cm" svg:height="0.481cm" svg:x="10.678cm" svg:y="0.5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1" draw:layer="layout" svg:width="0.512cm" svg:height="0.481cm" svg:x="13.578cm" svg:y="0.5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4" draw:text-style-name="P1" draw:layer="layout" svg:x1="1.127cm" svg:y1="3.159cm" svg:x2="3.54cm" svg:y2="3.159cm">
          <text:p/>
        </draw:line>
        <draw:frame draw:style-name="gr10" draw:text-style-name="P4" draw:layer="layout" svg:width="4.972cm" svg:height="1.139cm" svg:x="-0.162cm" svg:y="2.651cm">
          <draw:text-box>
            <text:p><text:span text:style-name="T4">High</text:span><text:span text:style-name="T3"> </text:span></text:p>
          </draw:text-box>
        </draw:frame>
        <draw:frame draw:style-name="gr10" draw:text-style-name="P6" draw:layer="layout" svg:width="2.667cm" svg:height="1.139cm" svg:x="3.286cm" svg:y="2.778cm">
          <draw:text-box>
            <text:p text:style-name="P6"><text:span text:style-name="T4">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cm" fo:page-height="10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21T17:25:50.992292276</meta:creation-date>
    <dc:date>2018-03-30T11:44:34.962470126</dc:date>
    <meta:editing-duration>P1DT3H10M14S</meta:editing-duration>
    <meta:editing-cycles>87</meta:editing-cycles>
    <meta:generator>LibreOffice/4.2.8.2$Linux_X86_64 LibreOffice_project/420m0$Build-2</meta:generator>
    <dc:creator>slhuang </dc:creator>
    <meta:document-statistic meta:object-count="268"/>
  </office:meta>
</office:document-meta>
</file>

<file path=Object 1/content.xml><?xml version="1.0" encoding="utf-8"?>
<math xmlns="http://www.w3.org/1998/Math/MathML" display="block">
  <semantics>
    <mstyle color="green">
      <mrow>
        <mo fence="true" stretchy="false">(</mo>
        <mrow>
          <mrow>
            <msub>
              <mi>f</mi>
              <mi>i</mi>
            </msub>
            <mi>,</mi>
            <msub>
              <mi>f</mi>
              <mi>j</mi>
            </msub>
          </mrow>
        </mrow>
        <mo fence="true" stretchy="false">)</mo>
      </mrow>
    </mstyle>
    <annotation encoding="StarMath 5.0">  color green {(f_i, f_j)} </annotation>
  </semantics>
</math>
</file>

<file path=Object 10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2,</mn>
            </msub>
            <msub>
              <mi>f</mi>
              <mn>5</mn>
            </msub>
          </mrow>
        </mrow>
        <mo fence="true" stretchy="false">)</mo>
      </mrow>
    </mstyle>
    <annotation encoding="StarMath 5.0">  color blue {(f_2, f_5)} </annotation>
  </semantics>
</math>
</file>

<file path=Object 11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8,</mn>
            </msub>
            <msub>
              <mi>f</mi>
              <mn>9</mn>
            </msub>
          </mrow>
        </mrow>
        <mo fence="true" stretchy="false">)</mo>
      </mrow>
    </mstyle>
    <annotation encoding="StarMath 5.0">  color blue {(f_8, f_9)} </annotation>
  </semantics>
</math>
</file>

<file path=Object 12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1,</mn>
            </msub>
            <msub>
              <mi>f</mi>
              <mn>22</mn>
            </msub>
          </mrow>
        </mrow>
        <mo fence="true" stretchy="false">)</mo>
      </mrow>
    </mstyle>
    <annotation encoding="StarMath 5.0">  color blue {(f_11, f_22)} </annotation>
  </semantics>
</math>
</file>

<file path=Object 13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5,</mn>
            </msub>
            <msub>
              <mi>f</mi>
              <mn>20</mn>
            </msub>
          </mrow>
        </mrow>
        <mo fence="true" stretchy="false">)</mo>
      </mrow>
    </mstyle>
    <annotation encoding="StarMath 5.0">  color blue {(f_15, f_20)} </annotation>
  </semantics>
</math>
</file>

<file path=Object 14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8,</mn>
            </msub>
            <msub>
              <mi>f</mi>
              <mn>9</mn>
            </msub>
          </mrow>
        </mrow>
        <mo fence="true" stretchy="false">)</mo>
      </mrow>
    </mstyle>
    <annotation encoding="StarMath 5.0">  color blue {(f_8, f_9)} </annotation>
  </semantics>
</math>
</file>

<file path=Object 15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1,</mn>
            </msub>
            <msub>
              <mi>f</mi>
              <mn>22</mn>
            </msub>
          </mrow>
        </mrow>
        <mo fence="true" stretchy="false">)</mo>
      </mrow>
    </mstyle>
    <annotation encoding="StarMath 5.0">  color blue {(f_11, f_22)} </annotation>
  </semantics>
</math>
</file>

<file path=Object 16/content.xml><?xml version="1.0" encoding="utf-8"?>
<math xmlns="http://www.w3.org/1998/Math/MathML" display="block">
  <semantics>
    <mstyle color="blue">
      <mrow>
        <mrow>
          <mo fence="true" stretchy="false">(</mo>
          <mrow>
            <mrow>
              <msub>
                <mi>f</mi>
                <mn>1,</mn>
              </msub>
              <msub>
                <mi>f</mi>
                <mn>10</mn>
              </msub>
            </mrow>
          </mrow>
          <mo fence="true" stretchy="false">)</mo>
        </mrow>
        <mi mathvariant="normal">:</mi>
        <mn>10000</mn>
      </mrow>
    </mstyle>
    <annotation encoding="StarMath 5.0">{color blue {(f_1, f_10):10000} }  </annotation>
  </semantics>
</math>
</file>

<file path=Object 17/content.xml><?xml version="1.0" encoding="utf-8"?>
<math xmlns="http://www.w3.org/1998/Math/MathML" display="block">
  <semantics>
    <mstyle color="blue">
      <mrow>
        <mrow>
          <mo fence="true" stretchy="false">(</mo>
          <mrow>
            <mrow>
              <msub>
                <mi>f</mi>
                <mn>8,</mn>
              </msub>
              <msub>
                <mi>f</mi>
                <mn>9</mn>
              </msub>
            </mrow>
          </mrow>
          <mo fence="true" stretchy="false">)</mo>
        </mrow>
        <mi mathvariant="normal">:</mi>
        <mn>9000</mn>
      </mrow>
    </mstyle>
    <annotation encoding="StarMath 5.0">  color blue {(f_8, f_9):9000} </annotation>
  </semantics>
</math>
</file>

<file path=Object 18/content.xml><?xml version="1.0" encoding="utf-8"?>
<math xmlns="http://www.w3.org/1998/Math/MathML" display="block">
  <semantics>
    <mstyle color="blue">
      <mrow>
        <mrow>
          <mo fence="true" stretchy="false">(</mo>
          <mrow>
            <mrow>
              <msub>
                <mi>f</mi>
                <mn>11,</mn>
              </msub>
              <msub>
                <mi>f</mi>
                <mn>22</mn>
              </msub>
            </mrow>
          </mrow>
          <mo fence="true" stretchy="false">)</mo>
        </mrow>
        <mi mathvariant="normal">:</mi>
        <mn>8500</mn>
      </mrow>
    </mstyle>
    <annotation encoding="StarMath 5.0">  color blue {(f_11, f_22):8500} </annotation>
  </semantics>
</math>
</file>

<file path=Object 19/content.xml><?xml version="1.0" encoding="utf-8"?>
<math xmlns="http://www.w3.org/1998/Math/MathML">
  <semantics>
    <mrow>
      <mstyle color="red">
        <mrow>
          <mrow>
            <mo stretchy="false">ζ</mo>
          </mrow>
        </mrow>
      </mstyle>
    </mrow>
    <annotation encoding="StarMath 5.0">color red{%izeta} </annotation>
  </semantics>
</math>
</file>

<file path=Object 2/content.xml><?xml version="1.0" encoding="utf-8"?>
<math xmlns="http://www.w3.org/1998/Math/MathML" display="block">
  <semantics>
    <msub>
      <mi mathvariant="normal">θ</mi>
      <mrow>
        <mi>i</mi>
        <mi>,</mi>
        <mi>j</mi>
      </mrow>
    </msub>
    <annotation encoding="StarMath 5.0">%theta _{i,j} </annotation>
  </semantics>
</math>
</file>

<file path=Object 20/content.xml><?xml version="1.0" encoding="utf-8"?>
<math xmlns="http://www.w3.org/1998/Math/MathML">
  <semantics>
    <mrow>
      <mstyle color="red">
        <mrow>
          <mrow>
            <mo stretchy="false">ζ</mo>
          </mrow>
        </mrow>
      </mstyle>
    </mrow>
    <annotation encoding="StarMath 5.0">color red{%izeta} </annotation>
  </semantics>
</math>
</file>

<file path=Object 21/content.xml><?xml version="1.0" encoding="utf-8"?>
<math xmlns="http://www.w3.org/1998/Math/MathML">
  <semantics>
    <mrow>
      <mstyle color="red">
        <mrow>
          <mrow>
            <mo stretchy="false">ζ</mo>
          </mrow>
        </mrow>
      </mstyle>
    </mrow>
    <annotation encoding="StarMath 5.0">color red{%izeta} </annotation>
  </semantics>
</math>
</file>

<file path=Object 22/content.xml><?xml version="1.0" encoding="utf-8"?>
<math xmlns="http://www.w3.org/1998/Math/MathML">
  <semantics>
    <mrow>
      <mstyle color="red">
        <mrow>
          <mrow>
            <mo stretchy="false">ζ</mo>
          </mrow>
        </mrow>
      </mstyle>
    </mrow>
    <annotation encoding="StarMath 5.0">color red{%izeta} </annotation>
  </semantics>
</math>
</file>

<file path=Object 23/content.xml><?xml version="1.0" encoding="utf-8"?>
<math xmlns="http://www.w3.org/1998/Math/MathML">
  <semantics>
    <mrow>
      <mstyle color="red">
        <mrow>
          <mrow>
            <mo stretchy="false">ζ</mo>
          </mrow>
        </mrow>
      </mstyle>
    </mrow>
    <annotation encoding="StarMath 5.0">color red{%izeta} </annotation>
  </semantics>
</math>
</file>

<file path=Object 3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,</mn>
            </msub>
            <msub>
              <mi>f</mi>
              <mn>10</mn>
            </msub>
          </mrow>
        </mrow>
        <mo fence="true" stretchy="false">)</mo>
      </mrow>
    </mstyle>
    <annotation encoding="StarMath 5.0">{color blue {(f_1, f_10)} }  </annotation>
  </semantics>
</math>
</file>

<file path=Object 4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2,</mn>
            </msub>
            <msub>
              <mi>f</mi>
              <mn>5</mn>
            </msub>
          </mrow>
        </mrow>
        <mo fence="true" stretchy="false">)</mo>
      </mrow>
    </mstyle>
    <annotation encoding="StarMath 5.0">  color blue {(f_2, f_5)} </annotation>
  </semantics>
</math>
</file>

<file path=Object 5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5,</mn>
            </msub>
            <msub>
              <mi>f</mi>
              <mn>20</mn>
            </msub>
          </mrow>
        </mrow>
        <mo fence="true" stretchy="false">)</mo>
      </mrow>
    </mstyle>
    <annotation encoding="StarMath 5.0">  color blue {(f_15, f_20)} </annotation>
  </semantics>
</math>
</file>

<file path=Object 6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8,</mn>
            </msub>
            <msub>
              <mi>f</mi>
              <mn>9</mn>
            </msub>
          </mrow>
        </mrow>
        <mo fence="true" stretchy="false">)</mo>
      </mrow>
    </mstyle>
    <annotation encoding="StarMath 5.0">  color blue {(f_8, f_9)} </annotation>
  </semantics>
</math>
</file>

<file path=Object 7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1,</mn>
            </msub>
            <msub>
              <mi>f</mi>
              <mn>22</mn>
            </msub>
          </mrow>
        </mrow>
        <mo fence="true" stretchy="false">)</mo>
      </mrow>
    </mstyle>
    <annotation encoding="StarMath 5.0">  color blue {(f_11, f_22)} </annotation>
  </semantics>
</math>
</file>

<file path=Object 8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,</mn>
            </msub>
            <msub>
              <mi>f</mi>
              <mn>10</mn>
            </msub>
          </mrow>
        </mrow>
        <mo fence="true" stretchy="false">)</mo>
      </mrow>
    </mstyle>
    <annotation encoding="StarMath 5.0">{color blue {(f_1, f_10)} }  </annotation>
  </semantics>
</math>
</file>

<file path=Object 9/content.xml><?xml version="1.0" encoding="utf-8"?>
<math xmlns="http://www.w3.org/1998/Math/MathML" display="block">
  <semantics>
    <mstyle color="blue">
      <mrow>
        <mo fence="true" stretchy="false">(</mo>
        <mrow>
          <mrow>
            <msub>
              <mi>f</mi>
              <mn>1,</mn>
            </msub>
            <msub>
              <mi>f</mi>
              <mn>10</mn>
            </msub>
          </mrow>
        </mrow>
        <mo fence="true" stretchy="false">)</mo>
      </mrow>
    </mstyle>
    <annotation encoding="StarMath 5.0">{color blue {(f_1, f_10)} }  </annotation>
  </semantics>
</math>
</file>